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275cm" fo:min-width="9.02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6.576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6.576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55cm" fo:min-width="6.48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7.12cm" loext:decorative="false"/>
      <style:paragraph-properties style:writing-mode="lr-tb"/>
    </style:style>
    <style:style style:name="pr1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3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custom-shape draw:style-name="gr1" draw:text-style-name="P1" draw:layer="layout" svg:width="9.525cm" svg:height="9.525cm" svg:x="8.89cm" svg:y="2.54cm">
          <text:p text:style-name="P1">Fabian.</text:p>
          <text:p text:style-name="P1"/>
          <text:p text:style-name="P1">My personal automated</text:p>
          <text:p text:style-name="P1"/>
          <text:p text:style-name="P1">vulnerability scanner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custom-shape draw:style-name="gr3" draw:text-style-name="P1" draw:layer="layout" svg:width="7.076cm" svg:height="3.175cm" svg:x="10.795cm" svg:y="6.35cm">
          <text:p text:style-name="P1">Scan for subdirectories </text:p>
          <text:p text:style-name="P1">with Subfinder, output</text:p>
          <text:p text:style-name="P1">To subdomains.tx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871cm" svg:y1="7.62cm" svg:x2="20.23cm" svg:y2="7.62cm">
          <text:p/>
        </draw:line>
        <draw:custom-shape draw:style-name="gr5" draw:text-style-name="P1" draw:layer="layout" svg:width="7.076cm" svg:height="2.54cm" svg:x="20.229cm" svg:y="6.35cm">
          <text:p text:style-name="P1">Scan subdomains.txt</text:p>
          <text:p text:style-name="P1">With nuclei, output to</text:p>
          <text:p text:style-name="P1">nuclei_results.tx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985cm" svg:height="1.905cm" svg:x="1.905cm" svg:y="6.985cm">
          <text:p text:style-name="P1">Put targets in </text:p>
          <text:p text:style-name="P1">target.tx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89cm" svg:y1="7.62cm" svg:x2="10.795cm" svg:y2="7.62cm">
          <text:p/>
        </draw:line>
        <draw:frame presentation:style-name="pr2" draw:layer="layout" svg:width="8.255cm" svg:height="1.8cm" svg:x="10.795cm" svg:y="3.28cm" presentation:class="title" presentation:user-transformed="true">
          <draw:text-box>
            <text:p>Scanning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custom-shape draw:style-name="gr3" draw:text-style-name="P1" draw:layer="layout" svg:width="7.076cm" svg:height="3.175cm" svg:x="10.795cm" svg:y="6.358cm">
          <text:p text:style-name="P1">Post results to Discord</text:p>
          <text:p text:style-name="P1">With Notify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871cm" svg:y1="7.628cm" svg:x2="19.685cm" svg:y2="7.628cm">
          <text:p/>
        </draw:line>
        <draw:custom-shape draw:style-name="gr7" draw:text-style-name="P1" draw:layer="layout" svg:width="7.62cm" svg:height="2.54cm" svg:x="19.685cm" svg:y="6.358cm">
          <text:p text:style-name="P1">Other automated tasks?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985cm" svg:height="1.905cm" svg:x="1.905cm" svg:y="6.993cm">
          <text:p text:style-name="P1">Scan nuclei_results.txt</text:p>
          <text:p text:style-name="P1">With anew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89cm" svg:y1="7.628cm" svg:x2="10.795cm" svg:y2="7.628cm">
          <text:p/>
        </draw:line>
        <draw:frame presentation:style-name="pr4" draw:layer="layout" svg:width="8.255cm" svg:height="1.8cm" svg:x="10.795cm" svg:y="3.288cm" presentation:class="title" presentation:user-transformed="true">
          <draw:text-box>
            <text:p>Notifying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20:27:40.485973109</meta:creation-date>
    <meta:editing-duration>PT16M5S</meta:editing-duration>
    <meta:editing-cycles>2</meta:editing-cycles>
    <meta:generator>LibreOffice/7.6.4.1$Linux_X86_64 LibreOffice_project/60$Build-1</meta:generator>
    <dc:title>Portfolio</dc:title>
    <dc:date>2023-12-20T20:43:44.825074117</dc:date>
    <meta:document-statistic meta:object-count="76"/>
  </office:meta>
</office:document-meta>
</file>